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48626" officeooo:paragraph-rsid="0004862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8626" officeooo:paragraph-rsid="0004862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8626" officeooo:paragraph-rsid="00048626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tacion por incapacidad Temporal.</text:p>
      <text:p text:style-name="P2"/>
      <text:p text:style-name="P2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8:42:11.472418557</meta:creation-date>
    <dc:date>2016-04-11T19:08:15.667889249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4" meta:character-count="37" meta:non-whitespace-character-count="33"/>
  </office:meta>
</office:document-meta>
</file>